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adornments="Normale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6fb5" officeooo:paragraph-rsid="000d6fb5"/>
    </style:style>
    <style:style style:name="P2" style:family="paragraph" style:parent-style-name="Standard">
      <style:text-properties officeooo:rsid="001284bc" officeooo:paragraph-rsid="001284bc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adoc-heading-1" text:outline-level="1">Heading 1</text:h>
      <text:p text:style-name="Standard">This is the <text:span text:style-name="adoc-emphasis">master</text:span><text:span text:style-name="T1"> </text:span><text:span text:style-name="adoc-strong">document</text:span></text:p>
      <text:p text:style-name="P1"/>
      <text:h text:style-name="adoc-heading-2" text:outline-level="2">Heading 2</text:h>
      <text:p text:style-name="P2">A block of code:</text:p>
      <text:p text:style-name="adoc-listing">@Override<text:line-break/> <text:s text:c="3"/>public void visitListing(Block block) {<text:line-break/> <text:s text:c="7"/>Element element=new Element("p");<text:line-break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adornments="Normale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family="Tahoma" style:font-style-name="Normale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oc-heading-1" style:family="paragraph" style:parent-style-name="Heading_20_1" style:default-outline-level="" style:list-style-name=""/>
    <style:style style:name="adoc-heading-2" style:family="paragraph" style:parent-style-name="Heading_20_2" style:default-outline-level="" style:list-style-name="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oc-listing" style:family="paragraph" style:parent-style-name="Standard">
      <style:paragraph-properties fo:margin-left="1.101cm" fo:margin-right="0cm" fo:margin-top="1cm" fo:margin-bottom="0cm" loext:contextual-spacing="false" fo:text-indent="0cm" style:auto-text-indent="false"/>
      <style:text-properties style:font-name="Courier New" fo:font-family="'Courier New'" style:font-family-generic="modern" style:font-pitch="fixed" fo:font-size="10pt" officeooo:rsid="001284bc" style:font-size-asian="10pt" style:font-size-complex="10pt"/>
    </style:style>
    <style:style style:name="adoc-emphasis" style:family="text">
      <style:text-properties style:font-name="Tahoma" fo:font-family="Tahoma" style:font-style-name="Normale" style:font-family-generic="swiss" style:font-pitch="variable" fo:font-style="italic" style:font-size-asian="10.5pt" style:font-style-asian="italic" style:font-style-complex="italic"/>
    </style:style>
    <style:style style:name="adoc-strong" style:family="text">
      <style:text-properties style:font-name="Tahoma" fo:font-family="Tahoma" style:font-style-name="Normale" style:font-family-generic="swiss" style:font-pitch="variable" fo:font-style="normal" fo:font-weight="bold" officeooo:rsid="001230a3" style:font-size-asian="10.5pt" style:font-style-asian="normal" style:font-weight-asian="bold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09:24:51.869000000</meta:creation-date>
    <dc:date>2016-01-01T16:40:06.166000000</dc:date>
    <meta:editing-duration>PT13M40S</meta:editing-duration>
    <meta:editing-cycles>9</meta:editing-cycles>
    <meta:generator>LibreOffice/4.4.7.2$Windows_x86 LibreOffice_project/f3153a8b245191196a4b6b9abd1d0da16eead600</meta:generator>
    <meta:document-statistic meta:table-count="0" meta:image-count="0" meta:object-count="0" meta:page-count="1" meta:paragraph-count="5" meta:word-count="23" meta:character-count="159" meta:non-whitespace-character-count="128"/>
  </office:meta>
</office:document-meta>
</file>